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3A0000019E913477C1BE68C126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694cm" fo:margin-left="-0.191cm" table:align="left" style:writing-mode="lr-tb"/>
    </style:style>
    <style:style style:name="Tableau1.A" style:family="table-column">
      <style:table-column-properties style:column-width="7.442cm"/>
    </style:style>
    <style:style style:name="Tableau1.B" style:family="table-column">
      <style:table-column-properties style:column-width="1.501cm"/>
    </style:style>
    <style:style style:name="Tableau1.C" style:family="table-column">
      <style:table-column-properties style:column-width="1.249cm"/>
    </style:style>
    <style:style style:name="Tableau1.E" style:family="table-column">
      <style:table-column-properties style:column-width="1.499cm"/>
    </style:style>
    <style:style style:name="Tableau1.G" style:family="table-column">
      <style:table-column-properties style:column-width="4.00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8.694cm" fo:margin-left="-0.191cm" table:align="left" style:writing-mode="lr-tb"/>
    </style:style>
    <style:style style:name="Tableau2.A" style:family="table-column">
      <style:table-column-properties style:column-width="7.442cm"/>
    </style:style>
    <style:style style:name="Tableau2.B" style:family="table-column">
      <style:table-column-properties style:column-width="1.501cm"/>
    </style:style>
    <style:style style:name="Tableau2.C" style:family="table-column">
      <style:table-column-properties style:column-width="1.249cm"/>
    </style:style>
    <style:style style:name="Tableau2.E" style:family="table-column">
      <style:table-column-properties style:column-width="1.499cm"/>
    </style:style>
    <style:style style:name="Tableau2.G" style:family="table-column">
      <style:table-column-properties style:column-width="4.00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8.694cm" fo:margin-left="-0.191cm" table:align="left" style:writing-mode="lr-tb"/>
    </style:style>
    <style:style style:name="Tableau3.A" style:family="table-column">
      <style:table-column-properties style:column-width="7.442cm"/>
    </style:style>
    <style:style style:name="Tableau3.B" style:family="table-column">
      <style:table-column-properties style:column-width="1.501cm"/>
    </style:style>
    <style:style style:name="Tableau3.C" style:family="table-column">
      <style:table-column-properties style:column-width="1.249cm"/>
    </style:style>
    <style:style style:name="Tableau3.E" style:family="table-column">
      <style:table-column-properties style:column-width="1.499cm"/>
    </style:style>
    <style:style style:name="Tableau3.G" style:family="table-column">
      <style:table-column-properties style:column-width="4.00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style:font-name="Times New Roman" fo:font-size="12pt" style:font-size-asian="12pt" style:font-name-complex="Times New Roman"/>
    </style:style>
    <style:style style:name="P2" style:family="paragraph" style:parent-style-name="Header">
      <style:text-properties fo:color="#1f497d" loext:opacity="100%" style:font-name="Calibri" fo:font-size="18pt" fo:language="fr" fo:country="BE" fo:font-weight="bold" style:font-size-asian="18pt" style:font-weight-asian="bold" style:font-name-complex="Calibri" style:font-size-complex="18pt"/>
    </style:style>
    <style:style style:name="P3" style:family="paragraph" style:parent-style-name="Standard">
      <style:text-properties fo:color="#1f497d" loext:opacity="100%" style:font-name="Calibri" fo:font-size="18pt" fo:language="fr" fo:country="FR" fo:font-weight="bold" style:font-size-asian="18pt" style:font-weight-asian="bold" style:font-name-complex="Calibri" style:font-size-complex="18pt"/>
    </style:style>
    <style:style style:name="P4" style:family="paragraph" style:parent-style-name="Standard">
      <style:text-properties fo:color="#1f497d" loext:opacity="100%" fo:language="fr" fo:country="BE"/>
    </style:style>
    <style:style style:name="P5" style:family="paragraph" style:parent-style-name="Standard">
      <style:text-properties fo:font-size="10pt" fo:language="fr" fo:country="BE" fo:font-weight="bold" style:font-size-asian="10pt" style:font-weight-asian="bold" style:font-size-complex="10pt"/>
    </style:style>
    <style:style style:name="P6" style:family="paragraph" style:parent-style-name="Standard">
      <style:text-properties fo:font-size="10pt" fo:language="fr" fo:country="BE" style:font-size-asian="10pt" style:font-size-complex="10pt"/>
    </style:style>
    <style:style style:name="P7" style:family="paragraph" style:parent-style-name="Standard">
      <style:text-properties fo:language="fr" fo:country="BE"/>
    </style:style>
    <style:style style:name="P8" style:family="paragraph" style:parent-style-name="Standard">
      <style:paragraph-properties fo:line-height="150%"/>
      <style:text-properties fo:font-size="8pt" fo:language="fr" fo:country="BE" style:font-size-asian="8pt" style:font-size-complex="8pt"/>
    </style:style>
    <style:style style:name="P9" style:family="paragraph" style:parent-style-name="Checkbox">
      <style:paragraph-properties fo:text-align="start" style:justify-single-word="false"/>
      <style:text-properties fo:language="fr" fo:country="BE"/>
    </style:style>
    <style:style style:name="P10" style:family="paragraph" style:parent-style-name="Checkbox">
      <style:paragraph-properties fo:text-align="start" style:justify-single-wor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language="fr" fo:country="BE"/>
    </style:style>
    <style:style style:name="P11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language="fr" fo:country="BE"/>
    </style:style>
    <style:style style:name="P12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language="fr" fo:country="BE" officeooo:rsid="000f2fc4" officeooo:paragraph-rsid="000f2fc4"/>
    </style:style>
    <style:style style:name="P13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language="fr" fo:country="BE" officeooo:rsid="001273ab" officeooo:paragraph-rsid="001273ab"/>
    </style:style>
    <style:style style:name="P14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language="fr" fo:country="BE" officeooo:rsid="0012dab0" officeooo:paragraph-rsid="0012dab0"/>
    </style:style>
    <style:style style:name="P15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language="fr" fo:country="BE" officeooo:rsid="0014437e" officeooo:paragraph-rsid="0014437e"/>
    </style:style>
    <style:style style:name="P16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language="fr" fo:country="BE" officeooo:rsid="0014ce8e" officeooo:paragraph-rsid="0015f05c"/>
    </style:style>
    <style:style style:name="P17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language="fr" fo:country="BE" officeooo:rsid="0015f05c" officeooo:paragraph-rsid="0015f05c"/>
    </style:style>
    <style:style style:name="P18" style:family="paragraph" style:parent-style-name="Checkbox">
      <style:paragraph-properties fo:text-align="start" style:justify-single-word="false"/>
      <style:text-properties fo:font-size="10pt" fo:language="fr" fo:country="BE" style:font-size-asian="10pt" style:font-size-complex="10pt"/>
    </style:style>
    <style:style style:name="P19" style:family="paragraph" style:parent-style-name="Checkbox">
      <style:paragraph-properties fo:text-align="start" style:justify-single-wor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font-size="10pt" fo:language="fr" fo:country="BE" style:font-size-asian="10pt" style:font-size-complex="10pt"/>
    </style:style>
    <style:style style:name="P20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font-size="10pt" fo:language="fr" fo:country="BE" style:font-size-asian="10pt" style:font-size-complex="10pt"/>
    </style:style>
    <style:style style:name="P21" style:family="paragraph" style:parent-style-name="Checkbox">
      <style:paragraph-properties fo:text-align="start" style:justify-single-word="false" style:snap-to-layout-grid="false">
        <style:tab-stops>
          <style:tab-stop style:position="16.753cm" style:type="center"/>
        </style:tab-stops>
      </style:paragraph-properties>
      <style:text-properties fo:font-size="10pt" fo:language="fr" fo:country="BE" style:font-size-asian="10pt" style:font-size-complex="10pt"/>
    </style:style>
    <style:style style:name="P22" style:family="paragraph" style:parent-style-name="Checkbox">
      <style:paragraph-properties fo:text-align="start" style:justify-single-word="false">
        <style:tab-stops>
          <style:tab-stop style:position="0.501cm"/>
          <style:tab-stop style:position="10.502cm"/>
          <style:tab-stop style:position="12.002cm"/>
          <style:tab-stop style:position="13.503cm"/>
          <style:tab-stop style:position="15.002cm"/>
          <style:tab-stop style:position="16.514cm"/>
        </style:tab-stops>
      </style:paragraph-properties>
      <style:text-properties fo:font-size="10pt" fo:language="fr" fo:country="BE" style:font-size-asian="10pt" style:font-size-complex="10pt"/>
    </style:style>
    <style:style style:name="P23" style:family="paragraph" style:parent-style-name="Checkbox">
      <style:paragraph-properties fo:text-align="start" style:justify-single-word="false">
        <style:tab-stops>
          <style:tab-stop style:position="0.501cm"/>
        </style:tab-stops>
      </style:paragraph-properties>
      <style:text-properties fo:font-size="10pt" fo:language="fr" fo:country="BE" style:font-size-asian="10pt" style:font-size-complex="10pt"/>
    </style:style>
    <style:style style:name="P24" style:family="paragraph" style:parent-style-name="Checkbox">
      <style:paragraph-properties fo:text-align="start" style:justify-single-word="false" style:snap-to-layout-grid="false">
        <style:tab-stops>
          <style:tab-stop style:position="16.753cm" style:type="center"/>
        </style:tab-stops>
      </style:paragraph-properties>
      <style:text-properties fo:font-size="10pt" fo:language="fr" fo:country="BE" officeooo:rsid="000f2fc4" officeooo:paragraph-rsid="000f2fc4" style:font-size-asian="10pt" style:font-size-complex="10pt"/>
    </style:style>
    <style:style style:name="P25" style:family="paragraph" style:parent-style-name="Checkbox">
      <style:paragraph-properties fo:margin-top="0.106cm" fo:margin-bottom="0cm" style:contextual-spacing="false" fo:text-align="start" style:justify-single-wor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font-size="8pt" fo:language="fr" fo:country="BE" fo:font-weight="bold" style:font-size-asian="8pt" style:font-weight-asian="bold" style:font-size-complex="8pt"/>
    </style:style>
    <style:style style:name="P26" style:family="paragraph" style:parent-style-name="Checkbox">
      <style:paragraph-properties fo:margin-top="0.106cm" fo:margin-bottom="0cm" style:contextual-spacing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font-size="8pt" fo:language="fr" fo:country="BE" fo:font-weight="bold" style:font-size-asian="8pt" style:font-weight-asian="bold" style:font-size-complex="8pt"/>
    </style:style>
    <style:style style:name="P27" style:family="paragraph" style:parent-style-name="Text_20_body">
      <style:paragraph-properties fo:margin-left="0cm" fo:margin-right="-0.552cm" fo:text-indent="0cm" style:auto-text-indent="false"/>
    </style:style>
    <style:style style:name="P28" style:family="paragraph" style:parent-style-name="Text_20_body">
      <style:paragraph-properties fo:margin-left="0cm" fo:margin-right="-0.552cm" fo:text-indent="0cm" style:auto-text-indent="false"/>
      <style:text-properties fo:language="fr" fo:country="BE"/>
    </style:style>
    <style:style style:name="P29" style:family="paragraph" style:parent-style-name="Text_20_body">
      <style:paragraph-properties fo:margin-left="0cm" fo:margin-right="-0.552cm" fo:text-indent="0cm" style:auto-text-indent="false"/>
      <style:text-properties fo:font-size="10pt" fo:language="fr" fo:country="BE" style:text-underline-style="solid" style:text-underline-width="auto" style:text-underline-color="font-color" fo:font-weight="bold" style:font-size-asian="10pt" style:font-weight-asian="bold" style:font-size-complex="10pt"/>
    </style:style>
    <style:style style:name="P30" style:family="paragraph" style:parent-style-name="Text_20_body">
      <style:paragraph-properties fo:margin-left="0cm" fo:margin-right="-0.552cm" fo:text-indent="0cm" style:auto-text-indent="false"/>
      <style:text-properties fo:font-size="10pt" fo:language="fr" fo:country="BE" style:font-size-asian="10pt" style:font-size-complex="10pt"/>
    </style:style>
    <style:style style:name="P31" style:family="paragraph" style:parent-style-name="Text_20_body">
      <style:paragraph-properties fo:margin-left="0cm" fo:margin-right="-0.552cm" fo:text-indent="0cm" style:auto-text-indent="false">
        <style:tab-stops>
          <style:tab-stop style:position="17.201cm" style:leader-style="dotted" style:leader-text="."/>
        </style:tab-stops>
      </style:paragraph-properties>
      <style:text-properties fo:font-size="10pt" fo:language="fr" fo:country="BE" style:font-size-asian="10pt" style:font-size-complex="10pt"/>
    </style:style>
    <style:style style:name="P32" style:family="paragraph" style:parent-style-name="Text_20_body">
      <style:paragraph-properties fo:margin-left="0.501cm" fo:margin-right="-0.552cm" fo:text-indent="0cm" style:auto-text-indent="false">
        <style:tab-stops>
          <style:tab-stop style:position="17.201cm" style:leader-style="dotted" style:leader-text="."/>
        </style:tab-stops>
      </style:paragraph-properties>
      <style:text-properties fo:font-size="10pt" fo:language="fr" fo:country="BE" style:font-size-asian="10pt" style:font-size-complex="10pt"/>
    </style:style>
    <style:style style:name="P33" style:family="paragraph" style:parent-style-name="Text_20_body">
      <style:paragraph-properties fo:margin-left="0.501cm" fo:margin-right="-0.552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font-size="10pt" fo:language="fr" fo:country="BE" style:font-size-asian="10pt" style:font-size-complex="10pt"/>
    </style:style>
    <style:style style:name="P34" style:family="paragraph" style:parent-style-name="Checkbox">
      <style:paragraph-properties fo:text-align="start" style:justify-single-word="false"/>
      <style:text-properties fo:font-size="10pt" fo:language="fr" fo:country="BE" style:font-size-asian="10pt" style:font-size-complex="10pt"/>
    </style:style>
    <style:style style:name="P35" style:family="paragraph" style:parent-style-name="Heading_20_2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fo:font-size="10pt" fo:language="fr" fo:country="BE" fo:font-weight="normal" style:font-size-asian="10pt" style:font-weight-asian="normal" style:font-size-complex="10pt"/>
    </style:style>
    <style:style style:name="P36" style:family="paragraph" style:parent-style-name="Heading_20_2">
      <style:paragraph-properties fo:margin-left="0cm" fo:margin-right="0cm" fo:text-indent="0cm" style:auto-text-indent="false">
        <style:tab-stops>
          <style:tab-stop style:position="3.501cm"/>
          <style:tab-stop style:position="7.001cm" style:leader-style="dotted" style:leader-text="."/>
          <style:tab-stop style:position="13.002cm"/>
          <style:tab-stop style:position="17.002cm" style:type="right" style:leader-style="dotted" style:leader-text="."/>
        </style:tab-stops>
      </style:paragraph-properties>
    </style:style>
    <style:style style:name="P37" style:family="paragraph" style:parent-style-name="Heading_20_2">
      <style:paragraph-properties fo:margin-left="0cm" fo:margin-right="0cm" fo:text-indent="0cm" style:auto-text-indent="false">
        <style:tab-stops>
          <style:tab-stop style:position="3.501cm"/>
          <style:tab-stop style:position="7.001cm" style:leader-style="dotted" style:leader-text="."/>
          <style:tab-stop style:position="13.002cm"/>
        </style:tab-stops>
      </style:paragraph-properties>
    </style:style>
    <style:style style:name="P38" style:family="paragraph" style:parent-style-name="Heading_20_2">
      <style:paragraph-properties fo:margin-left="0cm" fo:margin-right="0cm" fo:text-indent="0cm" style:auto-text-indent="false">
        <style:tab-stops>
          <style:tab-stop style:position="3.501cm"/>
          <style:tab-stop style:position="7.001cm" style:leader-style="dotted" style:leader-text="."/>
          <style:tab-stop style:position="13.002cm"/>
        </style:tab-stops>
      </style:paragraph-properties>
      <style:text-properties fo:font-size="10pt" fo:language="fr" fo:country="BE" fo:font-weight="normal" style:font-size-asian="10pt" style:font-weight-asian="normal" style:font-size-complex="10pt"/>
    </style:style>
    <style:style style:name="P39" style:family="paragraph" style:parent-style-name="Heading_20_3">
      <style:paragraph-properties fo:padding-left="0.141cm" fo:padding-right="0.141cm" fo:padding-top="0.035cm" fo:padding-bottom="0.035cm" fo:border="0.51pt solid #1f497d" style:shadow="none"/>
      <style:text-properties fo:color="#1f497d" loext:opacity="100%" fo:language="fr" fo:country="BE"/>
    </style:style>
    <style:style style:name="P40" style:family="paragraph" style:parent-style-name="Text_20_body" style:list-style-name="WW8Num12">
      <style:paragraph-properties fo:margin-left="0.501cm" fo:margin-right="-0.552cm" fo:text-indent="-0.501cm" style:auto-text-indent="false"/>
      <style:text-properties fo:font-size="10pt" fo:language="fr" fo:country="BE" style:text-underline-style="solid" style:text-underline-width="auto" style:text-underline-color="font-color" fo:font-weight="bold" style:font-size-asian="10pt" style:font-weight-asian="bold" style:font-size-complex="10pt"/>
    </style:style>
    <style:style style:name="P41" style:family="paragraph">
      <loext:graphic-properties draw:fill="none" draw:fill-color="#ffffff"/>
      <style:paragraph-properties fo:text-align="center"/>
    </style:style>
    <style:style style:name="P42" style:family="paragraph">
      <loext:graphic-properties draw:fill="none" draw:fill-color="#ffffff"/>
    </style:style>
    <style:style style:name="T1" style:family="text">
      <style:text-properties fo:font-size="10pt" fo:language="fr" fo:country="BE" fo:font-weight="normal" style:font-size-asian="10pt" style:font-weight-asian="normal" style:font-size-complex="10pt"/>
    </style:style>
    <style:style style:name="T2" style:family="text">
      <style:text-properties fo:font-size="10pt" fo:language="fr" fo:country="BE" fo:font-weight="normal" officeooo:rsid="000f2fc4" style:font-size-asian="10pt" style:font-weight-asian="normal" style:font-size-complex="10pt"/>
    </style:style>
    <style:style style:name="T3" style:family="text">
      <style:text-properties fo:font-size="10pt" fo:language="fr" fo:country="BE" fo:font-weight="normal" officeooo:rsid="001273ab" style:font-size-asian="10pt" style:font-weight-asian="normal" style:font-size-complex="10pt"/>
    </style:style>
    <style:style style:name="T4" style:family="text">
      <style:text-properties officeooo:rsid="000f2fc4"/>
    </style:style>
    <style:style style:name="T5" style:family="text">
      <style:text-properties officeooo:rsid="001273ab"/>
    </style:style>
    <style:style style:name="T6" style:family="text">
      <style:text-properties style:text-underline-style="none" fo:font-weight="normal" officeooo:rsid="001273ab" style:font-weight-asian="normal" style:font-weight-complex="normal"/>
    </style:style>
    <style:style style:name="T7" style:family="text">
      <style:text-properties style:text-underline-style="none" fo:font-weight="normal" officeooo:rsid="0012dab0" style:font-weight-asian="normal" style:font-weight-complex="normal"/>
    </style:style>
    <style:style style:name="T8" style:family="text">
      <style:text-properties officeooo:rsid="001815b9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fill-color="#ffffff" draw:textarea-horizontal-align="justify" draw:textarea-vertical-align="middle" draw:auto-grow-height="false" fo:min-height="0.339cm" fo:min-width="0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2">Wavenet vous remercie de prendre le temps de compléter cette fiche d’évaluation. Nous tiendrons compte de toutes les remarques susceptibles d’améliorer notre formation.</text:h>
      <text:p text:style-name="P5"/>
      <text:h text:style-name="P39" text:outline-level="3">Information Générale</text:h>
      <text:p text:style-name="P4"/>
      <text:h text:style-name="P36" text:outline-level="2"><text:span text:style-name="T1">Nom :<text:tab/></text:span><text:span text:style-name="T2">Sébastien Fischer<text:tab/></text:span><text:span text:style-name="T1"><text:tab/></text:span><text:span text:style-name="T2">10-11-2021</text:span><text:span text:style-name="T1"><text:tab/>Date :<text:tab/></text:span></text:h>
      <text:h text:style-name="P37" text:outline-level="2"><text:span text:style-name="T1">Nom du formateur :<text:tab/></text:span><text:span text:style-name="T2">Alexian </text:span><text:span text:style-name="T3">Moins</text:span><text:span text:style-name="T1"><text:tab/></text:span></text:h>
      <text:h text:style-name="P38" text:outline-level="2"><draw:custom-shape text:anchor-type="paragraph" draw:z-index="2" draw:name="Forme1" draw:style-name="gr2" draw:text-style-name="P42" svg:width="1.191cm" svg:height="0.477cm" svg:x="1.822cm" svg:y="-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ormation : longue – courte (entourer la réponse correcte)</text:h>
      <text:p text:style-name="P7"><text:tab/><text:tab/>Si longue : Nom du parcours de formation : <text:s/>.<text:span text:style-name="T4">NET Multi-devices</text:span>…………………………………………………</text:p>
      <text:h text:style-name="P37" text:outline-level="2"><text:span text:style-name="T1">Formation/module suivi(e) : </text:span><text:span text:style-name="T2">Introduction C#</text:span><text:span text:style-name="T1"><text:tab/><text:tab/><text:tab/></text:span></text:h>
      <text:h text:style-name="P39" text:outline-level="3">Le contenu et la forme du cours</text:h>
      <text:p text:style-name="P27"><text:tab/><text:tab/><text:tab/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B"/>
        <table:table-column table:style-name="Tableau1.G"/>
        <table:table-row table:style-name="Tableau1.1">
          <table:table-cell table:style-name="Tableau1.A1" office:value-type="string">
            <text:p text:style-name="P11"/>
          </table:table-cell>
          <table:table-cell table:style-name="Tableau1.B1" office:value-type="string">
            <text:p text:style-name="P25">TRES </text:p>
            <text:p text:style-name="P25">BON</text:p>
          </table:table-cell>
          <table:table-cell table:style-name="Tableau1.B1" office:value-type="string">
            <text:p text:style-name="P25">BON</text:p>
          </table:table-cell>
          <table:table-cell table:style-name="Tableau1.B1" office:value-type="string">
            <text:p text:style-name="P25">MOYEN</text:p>
          </table:table-cell>
          <table:table-cell table:style-name="Tableau1.B1" office:value-type="string">
            <text:p text:style-name="P25">FAIBLE</text:p>
          </table:table-cell>
          <table:table-cell table:style-name="Tableau1.B1" office:value-type="string">
            <text:p text:style-name="P25">TRES </text:p>
            <text:p text:style-name="P25">FAIBLE</text:p>
          </table:table-cell>
          <table:table-cell table:style-name="Tableau1.B1" office:value-type="string">
            <text:p text:style-name="P25">Commentaire</text:p>
          </table:table-cell>
        </table:table-row>
        <table:table-row table:style-name="Tableau1.1">
          <table:table-cell table:style-name="Tableau1.B1" office:value-type="string">
            <text:p text:style-name="P19">Les objectifs du cours ont été présentés clairement</text:p>
          </table:table-cell>
          <table:table-cell table:style-name="Tableau1.B2" office:value-type="string">
            <text:p text:style-name="P24"><draw:line text:anchor-type="paragraph" draw:z-index="3" draw:name="Forme2" draw:style-name="gr1" draw:text-style-name="P41" svg:x1="0.161cm" svg:y1="0.219cm" svg:x2="0.995cm" svg:y2="0.626cm"><text:p/></draw:line><draw:line text:anchor-type="paragraph" draw:z-index="4" draw:name="Forme3" draw:style-name="gr1" draw:text-style-name="P41" svg:x1="0.161cm" svg:y1="0.626cm" svg:x2="0.995cm" svg:y2="0.219cm"><text:p/></draw:line><text:s text:c="3"/>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2"/>
          </table:table-cell>
        </table:table-row>
        <table:table-row table:style-name="Tableau1.1">
          <table:table-cell table:style-name="Tableau1.B1" office:value-type="string">
            <text:p text:style-name="P19">La matière présentée dans le cours est bien structurée</text:p>
          </table:table-cell>
          <table:table-cell table:style-name="Tableau1.B2" office:value-type="string">
            <text:p text:style-name="P20"><draw:line text:anchor-type="paragraph" draw:z-index="9" draw:name="Forme8" draw:style-name="gr1" draw:text-style-name="P41" svg:x1="0.141cm" svg:y1="0.243cm" svg:x2="1.056cm" svg:y2="0.67cm"><text:p/></draw:line><draw:line text:anchor-type="paragraph" draw:z-index="10" draw:name="Forme9" draw:style-name="gr1" draw:text-style-name="P41" svg:x1="0.141cm" svg:y1="0.67cm" svg:x2="1.056cm" svg:y2="0.243cm"><text:p/></draw:line>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19"><draw:line text:anchor-type="paragraph" draw:z-index="5" draw:name="Forme4" draw:style-name="gr1" draw:text-style-name="P41" svg:x1="8.987cm" svg:y1="0.229cm" svg:x2="9.821cm" svg:y2="0.677cm"><text:p/></draw:line><draw:line text:anchor-type="paragraph" draw:z-index="6" draw:name="Forme5" draw:style-name="gr1" draw:text-style-name="P41" svg:x1="8.987cm" svg:y1="0.677cm" svg:x2="9.821cm" svg:y2="0.229cm"><text:p/></draw:line>La progression dans les contenus est adéquate</text:p>
          </table:table-cell>
          <table:table-cell table:style-name="Tableau1.B2" office:value-type="string">
            <text:p text:style-name="P20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22">Les supports audiovisuels (transparents, vidéo,…) facilitent l’apprentissage</text:p>
          </table:table-cell>
          <table:table-cell table:style-name="Tableau1.B2" office:value-type="string">
            <text:p text:style-name="P20"><draw:line text:anchor-type="paragraph" draw:z-index="7" draw:name="Forme6" draw:style-name="gr1" draw:text-style-name="P41" svg:x1="0.079cm" svg:y1="0.194cm" svg:x2="1.035cm" svg:y2="0.642cm"><text:p/></draw:line><draw:line text:anchor-type="paragraph" draw:z-index="8" draw:name="Forme7" draw:style-name="gr1" draw:text-style-name="P41" svg:x1="0.079cm" svg:y1="0.642cm" svg:x2="1.035cm" svg:y2="0.194cm"><text:p/></draw:line>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22"><draw:line text:anchor-type="paragraph" draw:z-index="13" draw:name="Forme12" draw:style-name="gr1" draw:text-style-name="P41" svg:x1="8.906cm" svg:y1="0.155cm" svg:x2="9.881cm" svg:y2="0.665cm"><text:p/></draw:line><draw:line text:anchor-type="paragraph" draw:z-index="14" draw:name="Forme13" draw:style-name="gr1" draw:text-style-name="P41" svg:x1="8.906cm" svg:y1="0.665cm" svg:x2="9.881cm" svg:y2="0.155cm"><text:p/></draw:line>Le contenu présenté répond à mes besoins/attentes</text:p>
          </table:table-cell>
          <table:table-cell table:style-name="Tableau1.B2" office:value-type="string">
            <text:p text:style-name="P20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22">Le nombre d’exercices était suffisant</text:p>
          </table:table-cell>
          <table:table-cell table:style-name="Tableau1.B2" office:value-type="string">
            <text:p text:style-name="P20"/>
          </table:table-cell>
          <table:table-cell table:style-name="Tableau1.B2" office:value-type="string">
            <text:p text:style-name="P11"><draw:line text:anchor-type="paragraph" draw:z-index="11" draw:name="Forme10" draw:style-name="gr1" draw:text-style-name="P41" svg:x1="0.004cm" svg:y1="0.101cm" svg:x2="0.858cm" svg:y2="0.304cm"><text:p/></draw:line><draw:line text:anchor-type="paragraph" draw:z-index="12" draw:name="Forme11" draw:style-name="gr1" draw:text-style-name="P41" svg:x1="0.004cm" svg:y1="0.304cm" svg:x2="0.858cm" svg:y2="0.101cm"><text:p/></draw:line>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6">Y avait-il un bon équilibre entre la théorie et la pratique ?</text:p>
          </table:table-cell>
          <table:table-cell table:style-name="Tableau1.B2" office:value-type="string">
            <text:p text:style-name="P20"><draw:line text:anchor-type="paragraph" draw:z-index="15" draw:name="Forme14" draw:style-name="gr1" draw:text-style-name="P41" svg:x1="-0.002cm" svg:y1="0.185cm" svg:x2="1.116cm" svg:y2="0.695cm"><text:p/></draw:line><draw:line text:anchor-type="paragraph" draw:z-index="16" draw:name="Forme15" draw:style-name="gr1" draw:text-style-name="P41" svg:x1="-0.002cm" svg:y1="0.695cm" svg:x2="1.116cm" svg:y2="0.185cm"><text:p/></draw:line>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22">Les exercices ont contribué à la bonne compréhension de la matière</text:p>
          </table:table-cell>
          <table:table-cell table:style-name="Tableau1.B2" office:value-type="string">
            <text:p text:style-name="P20"><draw:line text:anchor-type="paragraph" draw:z-index="17" draw:name="Forme16" draw:style-name="gr1" draw:text-style-name="P41" svg:x1="-0.023cm" svg:y1="0.171cm" svg:x2="1.116cm" svg:y2="0.66cm"><text:p/></draw:line><draw:line text:anchor-type="paragraph" draw:z-index="18" draw:name="Forme17" draw:style-name="gr1" draw:text-style-name="P41" svg:x1="-0.023cm" svg:y1="0.66cm" svg:x2="1.116cm" svg:y2="0.171cm"><text:p/></draw:line>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22"><draw:line text:anchor-type="paragraph" draw:z-index="19" draw:name="Forme18" draw:style-name="gr1" draw:text-style-name="P41" svg:x1="8.925cm" svg:y1="0.196cm" svg:x2="9.84cm" svg:y2="0.665cm"><text:p/></draw:line><draw:line text:anchor-type="paragraph" draw:z-index="20" draw:name="Forme19" draw:style-name="gr1" draw:text-style-name="P41" svg:x1="8.925cm" svg:y1="0.665cm" svg:x2="9.84cm" svg:y2="0.196cm"><text:p/></draw:line>Le temps alloué à l’application des notions enseignées est suffisant</text:p>
          </table:table-cell>
          <table:table-cell table:style-name="Tableau1.B2" office:value-type="string">
            <text:p text:style-name="P20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18">Que pensez-vous de l’adéquation entre le programme et la durée de la formation ?</text:p>
          </table:table-cell>
          <table:table-cell table:style-name="Tableau1.B2" office:value-type="string">
            <text:p text:style-name="P20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><draw:line text:anchor-type="paragraph" draw:z-index="21" draw:name="Forme20" draw:style-name="gr1" draw:text-style-name="P41" svg:x1="0.016cm" svg:y1="0.182cm" svg:x2="1.096cm" svg:y2="0.69cm"><text:p/></draw:line><draw:line text:anchor-type="paragraph" draw:z-index="22" draw:name="Forme21" draw:style-name="gr1" draw:text-style-name="P41" svg:x1="0.016cm" svg:y1="0.69cm" svg:x2="0.993cm" svg:y2="0.182cm"><text:p/></draw:line>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18"><draw:line text:anchor-type="paragraph" draw:z-index="23" draw:name="Forme22" draw:style-name="gr1" draw:text-style-name="P41" svg:x1="7.419cm" svg:y1="0.106cm" svg:x2="8.62cm" svg:y2="0.33cm"><text:p/></draw:line><draw:line text:anchor-type="paragraph" draw:z-index="24" draw:name="Forme23" draw:style-name="gr1" draw:text-style-name="P41" svg:x1="7.419cm" svg:y1="0.33cm" svg:x2="8.62cm" svg:y2="0.106cm"><text:p/></draw:line>Le programme du cours a t il été respecté ?</text:p>
          </table:table-cell>
          <table:table-cell table:style-name="Tableau1.B2" office:value-type="string">
            <text:p text:style-name="P20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2">Parfaitement.</text:p>
          </table:table-cell>
        </table:table-row>
        <table:table-row table:style-name="Tableau1.1">
          <table:table-cell table:style-name="Tableau1.B1" office:value-type="string">
            <text:p text:style-name="P22"><draw:line text:anchor-type="paragraph" draw:z-index="25" draw:name="Forme24" draw:style-name="gr1" draw:text-style-name="P41" svg:x1="10.186cm" svg:y1="0.171cm" svg:x2="11.327cm" svg:y2="0.984cm"><text:p/></draw:line><draw:line text:anchor-type="paragraph" draw:z-index="26" draw:name="Forme25" draw:style-name="gr1" draw:text-style-name="P41" svg:x1="10.186cm" svg:y1="0.984cm" svg:x2="11.306cm" svg:y2="0.171cm"><text:p/></draw:line>Le contenu du module était adapté au niveau du groupe</text:p>
          </table:table-cell>
          <table:table-cell table:style-name="Tableau1.B2" office:value-type="string">
            <text:p text:style-name="P20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2">Les personnes ayant un plus haut niveau se sont un peu ennuyées.</text:p>
          </table:table-cell>
        </table:table-row>
        <table:table-row table:style-name="Tableau1.1">
          <table:table-cell table:style-name="Tableau1.B1" office:value-type="string">
            <text:p text:style-name="P22"><draw:line text:anchor-type="paragraph" draw:z-index="27" draw:name="Forme26" draw:style-name="gr1" draw:text-style-name="P41" svg:x1="8.946cm" svg:y1="0.196cm" svg:x2="9.861cm" svg:y2="1.051cm"><text:p/></draw:line><draw:line text:anchor-type="paragraph" draw:z-index="28" draw:name="Forme27" draw:style-name="gr1" draw:text-style-name="P41" svg:x1="8.946cm" svg:y1="1.051cm" svg:x2="9.861cm" svg:y2="0.196cm"><text:p/></draw:line>Pensez-vous pouvoir utiliser les compétences acquises lors de votre <text:s/>formation de façon autonome ?</text:p>
          </table:table-cell>
          <table:table-cell table:style-name="Tableau1.B2" office:value-type="string">
            <text:p text:style-name="P20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2">Ayant tout juste débuté, c’est encore assez dur seul.</text:p>
          </table:table-cell>
        </table:table-row>
      </table:table>
      <text:p text:style-name="P10"><text:tab/></text:p>
      <text:h text:style-name="P39" text:outline-level="3">Organisation</text:h>
      <text:p text:style-name="P27"><text:tab/><text:tab/><text:tab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B"/>
        <table:table-column table:style-name="Tableau2.G"/>
        <table:table-row table:style-name="Tableau2.1">
          <table:table-cell table:style-name="Tableau2.A1" office:value-type="string">
            <text:p text:style-name="P11"/>
          </table:table-cell>
          <table:table-cell table:style-name="Tableau2.B1" office:value-type="string">
            <text:p text:style-name="P26">TRES </text:p>
            <text:p text:style-name="P26">BON</text:p>
          </table:table-cell>
          <table:table-cell table:style-name="Tableau2.B1" office:value-type="string">
            <text:p text:style-name="P26">BON</text:p>
          </table:table-cell>
          <table:table-cell table:style-name="Tableau2.B1" office:value-type="string">
            <text:p text:style-name="P26">MOYEN</text:p>
          </table:table-cell>
          <table:table-cell table:style-name="Tableau2.B1" office:value-type="string">
            <text:p text:style-name="P26">FAIBLE</text:p>
          </table:table-cell>
          <table:table-cell table:style-name="Tableau2.B1" office:value-type="string">
            <text:p text:style-name="P26">TRES </text:p>
            <text:p text:style-name="P26">FAIBLE</text:p>
          </table:table-cell>
          <table:table-cell table:style-name="Tableau2.B1" office:value-type="string">
            <text:p text:style-name="P25">Commentaire</text:p>
          </table:table-cell>
        </table:table-row>
        <table:table-row table:style-name="Tableau2.1">
          <table:table-cell table:style-name="Tableau2.B1" office:value-type="string">
            <text:p text:style-name="P23"><draw:line text:anchor-type="paragraph" draw:z-index="39" draw:name="Forme38" draw:style-name="gr1" draw:text-style-name="P41" svg:x1="8.885cm" svg:y1="0.086cm" svg:x2="9.862cm" svg:y2="0.717cm"><text:p/></draw:line><draw:line text:anchor-type="paragraph" draw:z-index="40" draw:name="Forme39" draw:style-name="gr1" draw:text-style-name="P41" svg:x1="8.885cm" svg:y1="0.717cm" svg:x2="9.862cm" svg:y2="0.086cm"><text:p/></draw:line>J’ai été informé à temps de la formation et ai pu facilement l’intégrer dans mon planning</text:p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</table:table-row>
        <table:table-row table:style-name="Tableau2.1">
          <table:table-cell table:style-name="Tableau2.B1" office:value-type="string">
            <text:p text:style-name="P18"><draw:line text:anchor-type="paragraph" draw:z-index="29" draw:name="Forme28" draw:style-name="gr1" draw:text-style-name="P41" svg:x1="8.906cm" svg:y1="0.088cm" svg:x2="9.881cm" svg:y2="0.679cm"><text:p/></draw:line><draw:line text:anchor-type="paragraph" draw:z-index="30" draw:name="Forme29" draw:style-name="gr1" draw:text-style-name="P41" svg:x1="8.906cm" svg:y1="0.679cm" svg:x2="9.881cm" svg:y2="0.088cm"><text:p/></draw:line>Le planning des jours de cours a permis une bonne assimilation de la matière</text:p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</table:table-row>
        <table:table-row table:style-name="Tableau2.1">
          <table:table-cell table:style-name="Tableau2.B1" office:value-type="string">
            <text:p text:style-name="P18"><draw:line text:anchor-type="paragraph" draw:z-index="31" draw:name="Forme30" draw:style-name="gr1" draw:text-style-name="P41" svg:x1="7.4cm" svg:y1="0.093cm" svg:x2="8.621cm" svg:y2="0.276cm"><text:p/></draw:line><draw:line text:anchor-type="paragraph" draw:z-index="32" draw:name="Forme31" draw:style-name="gr1" draw:text-style-name="P41" svg:x1="7.4cm" svg:y1="0.276cm" svg:x2="8.621cm" svg:y2="0.093cm"><text:p/></draw:line>Les horaires vous ont-ils convenu ?</text:p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</table:table-row>
        <table:table-row table:style-name="Tableau2.1">
          <table:table-cell table:style-name="Tableau2.B1" office:value-type="string">
            <text:p text:style-name="P6"><draw:line text:anchor-type="paragraph" draw:z-index="33" draw:name="Forme32" draw:style-name="gr1" draw:text-style-name="P41" svg:x1="10.167cm" svg:y1="0.159cm" svg:x2="11.368cm" svg:y2="1.115cm"><text:p/></draw:line>Avez-vous été informé au préalable du niveau de connaissance nécessaire au bon suivi de la formation ?</text:p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><draw:line text:anchor-type="paragraph" draw:z-index="34" draw:name="Forme33" draw:style-name="gr1" draw:text-style-name="P41" svg:x1="-0.025cm" svg:y1="1.115cm" svg:x2="1.053cm" svg:y2="0.159cm"><text:p/></draw:line></text:p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</table:table-row>
        <table:table-row table:style-name="Tableau2.1">
          <table:table-cell table:style-name="Tableau2.B1" office:value-type="string">
            <text:p text:style-name="P6"><draw:line text:anchor-type="paragraph" draw:z-index="35" draw:name="Forme34" draw:style-name="gr1" draw:text-style-name="P41" svg:x1="8.864cm" svg:y1="0.104cm" svg:x2="9.903cm" svg:y2="1.102cm"><text:p/></draw:line><draw:line text:anchor-type="paragraph" draw:z-index="36" draw:name="Forme35" draw:style-name="gr1" draw:text-style-name="P41" svg:x1="8.864cm" svg:y1="1.102cm" svg:x2="9.903cm" svg:y2="0.104cm"><text:p/></draw:line>Pendant la formation, avez-vous senti des différences de niveau entre les participants entravant le bon déroulement des cours</text:p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3">Énorme différence entre ceux qui en avaient déjà fait et les débutants</text:p>
          </table:table-cell>
        </table:table-row>
        <table:table-row table:style-name="Tableau2.1">
          <table:table-cell table:style-name="Tableau2.B1" office:value-type="string">
            <text:p text:style-name="P18"><draw:line text:anchor-type="paragraph" draw:z-index="37" draw:name="Forme36" draw:style-name="gr1" draw:text-style-name="P41" svg:x1="10.105cm" svg:y1="0.095cm" svg:x2="11.387cm" svg:y2="0.319cm"><text:p/></draw:line><draw:line text:anchor-type="paragraph" draw:z-index="38" draw:name="Forme37" draw:style-name="gr1" draw:text-style-name="P41" svg:x1="10.105cm" svg:y1="0.319cm" svg:x2="11.387cm" svg:y2="0.095cm"><text:p/></draw:line>La durée de la formation vous a-t-elle <text:soft-page-break/>semblé suffisante ?</text:p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5">1 ou 2 jours en plus.</text:p>
          </table:table-cell>
        </table:table-row>
      </table:table>
      <text:p text:style-name="P9"><text:tab/></text:p>
      <text:h text:style-name="P39" text:outline-level="3">Le formateur</text:h>
      <text:p text:style-name="P27"><text:tab/><text:tab/><text:tab/><text:tab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E"/>
        <table:table-column table:style-name="Tableau3.B"/>
        <table:table-column table:style-name="Tableau3.G"/>
        <table:table-row table:style-name="Tableau3.1">
          <table:table-cell table:style-name="Tableau3.A1" office:value-type="string">
            <text:p text:style-name="P11"/>
          </table:table-cell>
          <table:table-cell table:style-name="Tableau3.B1" office:value-type="string">
            <text:p text:style-name="P26">TRES </text:p>
            <text:p text:style-name="P26">BON</text:p>
          </table:table-cell>
          <table:table-cell table:style-name="Tableau3.B1" office:value-type="string">
            <text:p text:style-name="P26">BON</text:p>
          </table:table-cell>
          <table:table-cell table:style-name="Tableau3.B1" office:value-type="string">
            <text:p text:style-name="P26">MOYEN</text:p>
          </table:table-cell>
          <table:table-cell table:style-name="Tableau3.B1" office:value-type="string">
            <text:p text:style-name="P26">FAIBLE</text:p>
          </table:table-cell>
          <table:table-cell table:style-name="Tableau3.B1" office:value-type="string">
            <text:p text:style-name="P26">TRES </text:p>
            <text:p text:style-name="P26">FAIBLE</text:p>
          </table:table-cell>
          <table:table-cell table:style-name="Tableau3.B1" office:value-type="string">
            <text:p text:style-name="P25">Commentaires</text:p>
          </table:table-cell>
        </table:table-row>
        <table:table-row table:style-name="Tableau3.1">
          <table:table-cell table:style-name="Tableau3.B1" office:value-type="string">
            <text:p text:style-name="P19"><draw:line text:anchor-type="paragraph" draw:z-index="41" draw:name="Forme40" draw:style-name="gr1" draw:text-style-name="P41" svg:x1="7.378cm" svg:y1="0.086cm" svg:x2="8.682cm" svg:y2="0.717cm"><text:p/></draw:line><draw:line text:anchor-type="paragraph" draw:z-index="42" draw:name="Forme41" draw:style-name="gr1" draw:text-style-name="P41" svg:x1="7.378cm" svg:y1="0.717cm" svg:x2="8.682cm" svg:y2="0.086cm"><text:p/></draw:line>Etes-vous satisfait de l’attitude du formateur (ponctualité, amabilité,…) ?</text:p>
          </table:table-cell>
          <table:table-cell table:style-name="Tableau3.B2" office:value-type="string">
            <text:p text:style-name="P2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7">Sympathique, serviable.</text:p>
          </table:table-cell>
        </table:table-row>
        <table:table-row table:style-name="Tableau3.1">
          <table:table-cell table:style-name="Tableau3.B1" office:value-type="string">
            <text:p text:style-name="P19"><draw:line text:anchor-type="paragraph" draw:z-index="43" draw:name="Forme42" draw:style-name="gr1" draw:text-style-name="P41" svg:x1="7.378cm" svg:y1="0.072cm" svg:x2="8.641cm" svg:y2="0.315cm"><text:p/></draw:line><draw:line text:anchor-type="paragraph" draw:z-index="44" draw:name="Forme43" draw:style-name="gr1" draw:text-style-name="P41" svg:x1="7.378cm" svg:y1="0.315cm" svg:x2="8.641cm" svg:y2="0.072cm"><text:p/></draw:line>Le formateur maîtrise t il la matière ?</text:p>
          </table:table-cell>
          <table:table-cell table:style-name="Tableau3.B2" office:value-type="string">
            <text:p text:style-name="P20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6"><draw:line text:anchor-type="paragraph" draw:z-index="45" draw:name="Forme44" draw:style-name="gr1" draw:text-style-name="P41" svg:x1="8.823cm" svg:y1="0.076cm" svg:x2="9.922cm" svg:y2="0.321cm"><text:p/></draw:line><draw:line text:anchor-type="paragraph" draw:z-index="46" draw:name="Forme45" draw:style-name="gr1" draw:text-style-name="P41" svg:x1="8.823cm" svg:y1="0.321cm" svg:x2="9.922cm" svg:y2="0.076cm"><text:p/></draw:line>Le formateur suscite la participation</text:p>
          </table:table-cell>
          <table:table-cell table:style-name="Tableau3.B2" office:value-type="string">
            <text:p text:style-name="P20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6"><draw:line text:anchor-type="paragraph" draw:z-index="51" draw:name="Forme50" draw:style-name="gr1" draw:text-style-name="P41" svg:x1="7.359cm" svg:y1="0.101cm" svg:x2="8.599cm" svg:y2="0.711cm"><text:p/></draw:line><draw:line text:anchor-type="paragraph" draw:z-index="52" draw:name="Forme51" draw:style-name="gr1" draw:text-style-name="P41" svg:x1="7.359cm" svg:y1="0.711cm" svg:x2="8.599cm" svg:y2="0.101cm"><text:p/></draw:line>Le formateur sait mettre en évidence les notions importantes du cours</text:p>
          </table:table-cell>
          <table:table-cell table:style-name="Tableau3.B2" office:value-type="string">
            <text:p text:style-name="P20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6"><draw:line text:anchor-type="paragraph" draw:z-index="47" draw:name="Forme46" draw:style-name="gr1" draw:text-style-name="P41" svg:x1="8.906cm" svg:y1="0.127cm" svg:x2="9.881cm" svg:y2="0.737cm"><text:p/></draw:line><draw:line text:anchor-type="paragraph" draw:z-index="48" draw:name="Forme47" draw:style-name="gr1" draw:text-style-name="P41" svg:x1="8.906cm" svg:y1="0.737cm" svg:x2="9.881cm" svg:y2="0.127cm"><text:p/></draw:line>La méthode pédagogique vous convient elle ?</text:p>
          </table:table-cell>
          <table:table-cell table:style-name="Tableau3.B2" office:value-type="string">
            <text:p text:style-name="P20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22"><draw:line text:anchor-type="paragraph" draw:z-index="49" draw:name="Forme48" draw:style-name="gr1" draw:text-style-name="P41" svg:x1="7.378cm" svg:y1="0.132cm" svg:x2="8.682cm" svg:y2="0.702cm"><text:p/></draw:line><draw:line text:anchor-type="paragraph" draw:z-index="50" draw:name="Forme49" draw:style-name="gr1" draw:text-style-name="P41" svg:x1="7.378cm" svg:y1="0.702cm" svg:x2="8.579cm" svg:y2="0.132cm"><text:p/></draw:line>En cas de difficultés, le formateur a-t-il su vous aider individuellement ?</text:p>
          </table:table-cell>
          <table:table-cell table:style-name="Tableau3.B2" office:value-type="string">
            <text:p text:style-name="P20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4">Oui et ça m’a beaucoup aidé.</text:p>
          </table:table-cell>
        </table:table-row>
        <table:table-row table:style-name="Tableau3.1">
          <table:table-cell table:style-name="Tableau3.B1" office:value-type="string">
            <text:p text:style-name="P22"><draw:line text:anchor-type="paragraph" draw:z-index="53" draw:name="Forme52" draw:style-name="gr1" draw:text-style-name="P41" svg:x1="7.378cm" svg:y1="0.138cm" svg:x2="8.682cm" svg:y2="0.748cm"><text:p/></draw:line><draw:line text:anchor-type="paragraph" draw:z-index="54" draw:name="Forme53" draw:style-name="gr1" draw:text-style-name="P41" svg:x1="7.378cm" svg:y1="0.748cm" svg:x2="8.599cm" svg:y2="0.138cm"><text:p/></draw:line>Le formateur apportait une réponse adaptée aux questions et remarques des participants</text:p>
          </table:table-cell>
          <table:table-cell table:style-name="Tableau3.B2" office:value-type="string">
            <text:p text:style-name="P20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6"><draw:line text:anchor-type="paragraph" draw:z-index="55" draw:name="Forme54" draw:style-name="gr1" draw:text-style-name="P41" svg:x1="8.906cm" svg:y1="0.143cm" svg:x2="9.903cm" svg:y2="1.12cm"><text:p/></draw:line><draw:line text:anchor-type="paragraph" draw:z-index="56" draw:name="Forme55" draw:style-name="gr1" draw:text-style-name="P41" svg:x1="8.906cm" svg:y1="1.12cm" svg:x2="9.903cm" svg:y2="0.143cm"><text:p/></draw:line>Lorsque que cela est nécessaire, le formateur n’hésite pas à vulgariser la terminologie parfois très spécialisée</text:p>
          </table:table-cell>
          <table:table-cell table:style-name="Tableau3.B2" office:value-type="string">
            <text:p text:style-name="P20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6"><draw:line text:anchor-type="paragraph" draw:z-index="61" draw:name="Forme60" draw:style-name="gr1" draw:text-style-name="P41" svg:x1="7.378cm" svg:y1="0.108cm" svg:x2="8.701cm" svg:y2="0.739cm"><text:p/></draw:line><draw:line text:anchor-type="paragraph" draw:z-index="62" draw:name="Forme61" draw:style-name="gr1" draw:text-style-name="P41" svg:x1="7.378cm" svg:y1="0.739cm" svg:x2="8.701cm" svg:y2="0.108cm"><text:p/></draw:line>Le formateur gérait le groupe de manière positive</text:p>
          </table:table-cell>
          <table:table-cell table:style-name="Tableau3.B2" office:value-type="string">
            <text:p text:style-name="P20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7">Aucun souci sur ce point.</text:p>
          </table:table-cell>
        </table:table-row>
        <table:table-row table:style-name="Tableau3.1">
          <table:table-cell table:style-name="Tableau3.B1" office:value-type="string">
            <text:p text:style-name="P6"><draw:line text:anchor-type="paragraph" draw:z-index="57" draw:name="Forme56" draw:style-name="gr1" draw:text-style-name="P41" svg:x1="7.378cm" svg:y1="0.093cm" svg:x2="8.66cm" svg:y2="0.645cm"><text:p/></draw:line><draw:line text:anchor-type="paragraph" draw:z-index="58" draw:name="Forme57" draw:style-name="gr1" draw:text-style-name="P41" svg:x1="7.378cm" svg:y1="0.645cm" svg:x2="8.641cm" svg:y2="0.093cm"><text:p/></draw:line>Le formateur respectait les horaires</text:p>
          </table:table-cell>
          <table:table-cell table:style-name="Tableau3.B2" office:value-type="string">
            <text:p text:style-name="P20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6">Plus ponctuel, on ne peut pas.</text:p>
          </table:table-cell>
        </table:table-row>
        <table:table-row table:style-name="Tableau3.1">
          <table:table-cell table:style-name="Tableau3.B1" office:value-type="string">
            <text:p text:style-name="P6"><draw:line text:anchor-type="paragraph" draw:z-index="59" draw:name="Forme58" draw:style-name="gr1" draw:text-style-name="P41" svg:x1="8.885cm" svg:y1="0.056cm" svg:x2="9.882cm" svg:y2="0.321cm"><text:p/></draw:line><draw:line text:anchor-type="paragraph" draw:z-index="60" draw:name="Forme59" draw:style-name="gr1" draw:text-style-name="P41" svg:x1="8.885cm" svg:y1="0.321cm" svg:x2="9.882cm" svg:y2="0.056cm"><text:p/></draw:line>Globalement, je suis satisfait du cours</text:p>
          </table:table-cell>
          <table:table-cell table:style-name="Tableau3.B2" office:value-type="string">
            <text:p text:style-name="P20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</table:table>
      <text:p text:style-name="P9"><text:tab/></text:p>
      <text:p text:style-name="P8"/>
      <text:h text:style-name="P39" text:outline-level="3">Conclusion</text:h>
      <text:p text:style-name="P28"><text:tab/></text:p>
      <text:list xml:id="list2879083269" text:style-name="WW8Num12">
        <text:list-item>
          <text:p text:style-name="P40">Cette formation a-t-elle répondu à vos attentes ? Et pourquoi ?</text:p>
        </text:list-item>
      </text:list>
      <text:p text:style-name="P29"/>
      <text:p text:style-name="P32"><text:span text:style-name="T6">Oui, légèrement surpris à quel point sans notions, cela peut être dur mais en soit, la formation est bien donnée, les explications du formateur étaient bonnes. Il est venu en aide à ceux qui en ont eu besoin, dont moi.</text:span><text:tab/></text:p>
      <text:p text:style-name="P32"><text:tab/></text:p>
      <text:p text:style-name="P30"/>
      <text:list xml:id="list101242166141469" text:continue-numbering="true" text:style-name="WW8Num12">
        <text:list-item>
          <text:p text:style-name="P40">Vos objectifs vous semblent-ils atteints ? Et pourquoi ?</text:p>
        </text:list-item>
      </text:list>
      <text:p text:style-name="P29"/>
      <text:p text:style-name="P33"><text:span text:style-name="T5">Non, j’ai l’impression après mon évaluation de ne pas avoir le niveau. Après 8 jours d’introduction à la programmation, je ne sais pas de quoi je suis capable, au final.</text:span><text:tab/></text:p>
      <text:p text:style-name="P33"><text:tab/></text:p>
      <text:p text:style-name="P30"/>
      <text:list xml:id="list101242902310182" text:continue-numbering="true" text:style-name="WW8Num12">
        <text:list-item>
          <text:p text:style-name="P40">Quels sont les aspects positifs de ce cours ?</text:p>
        </text:list-item>
      </text:list>
      <text:p text:style-name="P29"/>
      <text:p text:style-name="P32"><text:span text:style-name="T5">Des exercices très intéressants, qui donnent envie de continuer la programmation. Le formateur explique bien et n’hésite pas à revenir sur les points même si déjà abordés pour ceux qui sont largués.</text:span><text:tab/></text:p>
      <text:p text:style-name="P32"><text:tab/></text:p>
      <text:p text:style-name="P29"/>
      <text:list xml:id="list101241184929668" text:continue-numbering="true" text:style-name="WW8Num12">
        <text:list-item>
          <text:p text:style-name="P40">Quels sont les aspects à améliorer de ce cours ?</text:p>
        </text:list-item>
      </text:list>
      <text:p text:style-name="P29"/>
      <text:p text:style-name="P32"><text:span text:style-name="T6">Honnêtement, un jour ou deux en plus seraient bien. </text:span><text:span text:style-name="T7">Et éventuellement des transitions plus douces entre certains modules, aborder les notions comme les variables en premier. </text:span><text:tab/></text:p>
      <text:p text:style-name="P32"><text:tab/></text:p>
      <text:p text:style-name="P31"/>
      <text:list xml:id="list101242869563519" text:continue-numbering="true" text:style-name="WW8Num12">
        <text:list-item>
          <text:p text:style-name="P40">Autres commentaires / remarques:</text:p>
        </text:list-item>
      </text:list>
      <text:p text:style-name="P29"/>
      <text:p text:style-name="P32"><text:tab/></text:p>
      <text:p text:style-name="P32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B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size-complex="9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6cm" fo:margin-right="-0.635cm" fo:margin-top="0.212cm" fo:margin-bottom="0.212cm" style:contextual-spacing="false" fo:text-align="end" style:justify-single-word="false" fo:text-indent="0cm" style:auto-text-indent="false"/>
      <style:text-properties fo:color="#808080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762cm" fo:margin-right="0cm" fo:margin-top="0cm" fo:margin-bottom="0.106cm" style:contextual-spacing="false" fo:text-indent="0cm" style:auto-text-indent="false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/>
      <style:text-properties fo:color="#ffffff" loext:opacity="100%" fo:font-size="10pt" fo:font-weight="bold" style:font-size-asian="10pt" style:font-weight-asian="bold" style:font-size-complex="10pt"/>
    </style:style>
    <style:style style:name="Balloon_20_Text1" style:display-name="Balloon Text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rps_20_de_20_texte_20_2" style:display-name="Corps de texte 2" style:family="paragraph" style:parent-style-name="Standard">
      <style:text-properties fo:font-size="8pt" fo:font-style="italic" style:font-size-asian="8pt" style:font-style-asian="italic" style:font-size-complex="8pt"/>
    </style:style>
    <style:style style:name="Corps_20_de_20_texte_20_3" style:display-name="Corps de texte 3" style:family="paragraph" style:parent-style-name="Standard">
      <style:paragraph-properties fo:text-align="center" style:justify-single-word="false"/>
      <style:text-properties style:font-size-complex="8pt"/>
    </style:style>
    <style:style style:name="Checkbox" style:family="paragraph" style:parent-style-name="Standard" style:next-style-name="Standard">
      <style:paragraph-properties fo:text-align="center" style:justify-single-word="false"/>
      <style:text-properties style:font-size-complex="9.5pt"/>
    </style:style>
    <style:style style:name="Field_20_Text" style:display-name="Field Text" style:family="paragraph" style:parent-style-name="Standard">
      <style:text-properties fo:font-weight="bold" style:font-weight-asian="bold" style:font-size-complex="9.5pt"/>
    </style:style>
    <style:style style:name="Body_20_Text_20_4" style:display-name="Body Text 4" style:family="paragraph" style:parent-style-name="Standard" style:next-style-name="Standard">
      <style:paragraph-properties fo:margin-top="0cm" fo:margin-bottom="0.212cm" style:contextual-spacing="false"/>
      <style:text-properties fo:font-size="10pt" fo:font-style="italic" style:font-size-asian="10pt" style:font-style-asian="italic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size="10pt" fo:language="fr" fo:country="BE" fo:font-weight="bold" style:font-size-asian="10pt" style:font-weight-asian="bold" style:font-size-complex="10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Police_20_par_20_défaut" style:display-name="Police par défaut" style:family="text"/>
    <style:style style:name="Field_20_Text_20_Char" style:display-name="Field Text Char" style:family="text">
      <style:text-properties style:font-name="Arial" fo:font-family="Arial" style:font-family-generic="swiss" style:font-pitch="variable" fo:font-size="9.5pt" fo:language="en" fo:country="US" fo:font-weight="bold" style:font-size-asian="9.5pt" style:font-weight-asian="bold" style:font-name-complex="Arial" style:font-family-complex="Arial" style:font-family-generic-complex="swiss" style:font-pitch-complex="variable" style:font-size-complex="9.5pt" style:language-complex="ar" style:country-complex="SA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2pt" style:font-size-asian="12pt" style:font-name-complex="Times New Roman"/>
    </style:style>
    <style:style style:name="MP2" style:family="paragraph" style:parent-style-name="Standard">
      <style:text-properties fo:color="#1f497d" loext:opacity="100%" style:font-name="Calibri" fo:font-size="18pt" fo:language="fr" fo:country="FR" fo:font-weight="bold" style:font-size-asian="18pt" style:font-weight-asian="bold" style:font-name-complex="Calibri" style:font-size-complex="18pt"/>
    </style:style>
    <style:style style:name="MP3" style:family="paragraph" style:parent-style-name="Header">
      <style:text-properties fo:color="#1f497d" loext:opacity="100%" style:font-name="Calibri" fo:font-size="18pt" fo:language="fr" fo:country="BE" fo:font-weight="bold" style:font-size-asian="18pt" style:font-weight-asian="bold" style:font-name-complex="Calibri" style:font-size-complex="18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35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19cm" fo:margin-left="0cm" fo:margin-right="0cm" fo:margin-bottom="0.4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WAVENETbleuFONDblanc" text:anchor-type="char" svg:x="10.716cm" svg:y="-0.005cm" svg:width="7.646cm" svg:height="1.349cm" draw:z-index="1"><draw:image xlink:href="Pictures/100000000000093A0000019E913477C1BE68C126.jpg" xlink:type="simple" xlink:show="embed" xlink:actuate="onLoad" draw:mime-type="image/jpeg"/><draw:contour-polygon svg:width="2369px" svg:height="406px" svg:viewBox="0 0 2369 406" draw:points="-7,0 -7,406 2362,406 2362,0" draw:recreate-on-edit="false"/></draw:frame></text:p>
        <text:p text:style-name="Header"/>
        <text:p text:style-name="MP2">Fiche d’évaluation formation</text:p>
        <text:p text:style-name="MP3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de</meta:initial-creator>
    <meta:creation-date>2013-09-19T09:58:00</meta:creation-date>
    <dc:date>2021-11-10T10:12:40.642000000</dc:date>
    <meta:print-date>2010-10-21T12:08:00</meta:print-date>
    <meta:editing-cycles>11</meta:editing-cycles>
    <meta:editing-duration>PT1H40M7S</meta:editing-duration>
    <meta:generator>LibreOffice/7.1.4.2$Windows_X86_64 LibreOffice_project/a529a4fab45b75fefc5b6226684193eb000654f6</meta:generator>
    <meta:document-statistic meta:table-count="3" meta:image-count="1" meta:object-count="0" meta:page-count="2" meta:paragraph-count="98" meta:word-count="639" meta:character-count="3971" meta:non-whitespace-character-count="3375"/>
    <meta:user-defined meta:name="NewColumn1">Technocité WORD</meta:user-defined>
    <meta:user-defined meta:name="_TemplateID">TC010706391033</meta:user-defined>
  </office:meta>
</office:document-meta>
</file>